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6:42:02.991972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0:07:39.990260154</meta:creation-date>
    <dc:date>2016-02-16T16:42:30.288586991</dc:date>
    <meta:editing-duration>PT1M12S</meta:editing-duration>
    <meta:editing-cycles>2</meta:editing-cycles>
    <meta:generator>LibreOffice/5.0.4.2$Linux_X86_64 LibreOffice_project/00$Build-2</meta:generator>
    <dc:creator>Pranav Kant</dc:creator>
    <meta:document-statistic meta:table-count="5" meta:cell-count="50" meta:object-count="0"/>
  </office:meta>
</office:document-meta>
</file>